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1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2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2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ndale Mono1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text-properties style:font-name="Arial2" fo:font-weight="normal" style:font-weight-asian="normal" style:font-weight-complex="normal"/>
    </style:style>
    <style:style style:name="P12" style:family="paragraph">
      <style:text-properties style:font-weight-asian="normal" style:font-weight-complex="normal"/>
    </style:style>
    <style:style style:name="P13" style:family="paragraph">
      <style:paragraph-properties style:writing-mode="lr-tb"/>
      <style:text-properties style:font-name="Arial2" fo:font-weight="normal" style:font-weight-asian="normal" style:font-weight-complex="normal"/>
    </style:style>
    <style:style style:name="P14" style:family="paragraph">
      <style:text-properties style:font-name="Andale Mono1" fo:font-weight="normal" style:font-weight-asian="normal" style:font-weight-complex="normal"/>
    </style:style>
    <style:style style:name="P15" style:family="paragraph">
      <style:paragraph-properties style:writing-mode="lr-tb"/>
      <style:text-properties style:font-name="Andale Mono1" fo:font-weight="normal" style:font-weight-asian="normal" style:font-weight-complex="normal"/>
    </style:style>
    <style:style style:name="T1" style:family="text">
      <style:text-properties style:font-name="Arial2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1"/>
    </style:style>
    <style:style style:name="T3" style:family="text">
      <style:text-properties style:font-name="Andale Mono1" fo:font-size="22pt" style:font-size-asian="22pt" style:font-size-complex="22pt"/>
    </style:style>
    <style:style style:name="T4" style:family="text">
      <style:text-properties style:font-name="Andale Mono1" fo:font-size="12pt" style:font-size-asian="12pt" style:font-size-complex="12pt"/>
    </style:style>
    <style:style style:name="T5" style:family="text">
      <style:text-properties style:font-name="Arial2" fo:font-size="22pt" style:font-size-asian="22pt" style:font-size-complex="22pt"/>
    </style:style>
    <style:style style:name="T6" style:family="text">
      <style:text-properties style:font-name="Andale Mono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rial2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Andale Mono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1" style:family="text">
      <style:text-properties style:font-name="Arial2" fo:font-weight="normal" style:font-weight-asian="normal" style:font-weight-complex="normal"/>
    </style:style>
    <style:style style:name="T12" style:family="text">
      <style:text-properties style:font-name="Andale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packages starting with “lib”</text:span></text:p>
              </text:list-item>
              <text:list-item>
                <text:p><text:span text:style-name="T1">Audio/video stuff tends to be in C because of real-time requirements</text:span></text:p>
              </text:list-item>
              <text:list-item>
                <text:p><text:span text:style-name="T1">Lot of utilities for game development are C++, due to 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to an interpreter</text:span></text:p>
                  </text:list-item>
                  <text:list-item>
                    <text:p><text:span text:style-name="T1">Foreign function interface: import C stuff and to the 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calling a 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5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int doubleMe(int x) {</text:span></text:p>
              </text:list-item>
              <text:list-item>
                <text:p><text:span text:style-name="T2"><text:s text:c="2"/></text:span><text:span text:style-name="T2">return x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2">main :: IO ()</text:span></text:p>
              </text:list-item>
              <text:list-item>
                <text:p><text:span text:style-name="T2">main = doubleMe 25 &gt;&gt;= print</text:span></text:p>
              </text:list-item>
              <text:list-item>
                <text:p><text:span text:style-name="T2"/></text:p>
              </text:list-item>
              <text:list-item>
                <text:p><text:span text:style-name="T2">$ ghc main.hs double.c</text:span></text:p>
              </text:list-item>
              <text:list-item>
                <text:p><text:span text:style-name="T2">[1 of 1] Compiling Main <text:s/>( main.hs, main.o )</text:span></text:p>
              </text:list-item>
              <text:list-item>
                <text:p><text:span text:style-name="T2">Linking main ...</text:span></text:p>
              </text:list-item>
              <text:list-item>
                <text:p><text:span text:style-name="T2">$ ./main</text:span></text:p>
              </text:list-item>
              <text:list-item>
                <text:p><text:span text:style-name="T2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7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6"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  <text:list-item>
                <text:p><text:span text:style-name="T4"/></text:p>
              </text:list-item>
            </text:list>
            <text:list text:style-name="L1">
              <text:list-item>
                <text:p><text:span text:style-name="T3">foreign import</text:span></text:p>
                <text:list>
                  <text:list-item>
                    <text:p><text:span text:style-name="T5">New top-level declaration type added by the FFI</text:span></text:p>
                  </text:list-item>
                  <text:list-item>
                    <text:p><text:span text:style-name="T6">export</text:span><text:span text:style-name="T3"> </text:span><text:span text:style-name="T5">also available</text:span></text:p>
                  </text:list-item>
                </text:list>
              </text:list-item>
              <text:list-item>
                <text:p><text:span text:style-name="T3">ccall</text:span></text:p>
                <text:list>
                  <text:list-item>
                    <text:p><text:span text:style-name="T5">Calling convention</text:span></text:p>
                  </text:list-item>
                  <text:list-item>
                    <text:p><text:span text:style-name="T5">Almost always </text:span><text:span text:style-name="T6">ccall</text:span><text:span text:style-name="T5">, unless 32-bit Windows</text:span></text:p>
                  </text:list-item>
                </text:list>
              </text:list-item>
              <text:list-item>
                <text:p><text:span text:style-name="T7">String literal: name of function in C</text:span></text:p>
                <text:list>
                  <text:list-item>
                    <text:p><text:span text:style-name="T7">Defaults to same as Haskell name if not given</text:span></text:p>
                  </text:list-item>
                </text:list>
              </text:list-item>
              <text:list-item>
                <text:p><text:span text:style-name="T7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5" draw:layer="layout" svg:width="24.976cm" svg:height="13.97cm" svg:x="1.524cm" svg:y="4.318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void doubleMe(int input, int *output) {</text:span></text:p>
              </text:list-item>
              <text:list-item>
                <text:p><text:span text:style-name="T2"><text:s text:c="2"/></text:span><text:span text:style-name="T2">*output = input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c_doubleMe :: CInt -&gt; Ptr CInt -&gt; IO ()</text:span></text:p>
              </text:list-item>
              <text:list-item>
                <text:p><text:span text:style-name="T2"/></text:p>
              </text:list-item>
              <text:list-item>
                <text:p><text:span text:style-name="T2">doubleMe :: CInt -&gt; IO CInt</text:span></text:p>
              </text:list-item>
              <text:list-item>
                <text:p><text:span text:style-name="T2">doubleMe input = alloca $ \p -&gt; do</text:span></text:p>
              </text:list-item>
              <text:list-item>
                <text:p><text:span text:style-name="T2"><text:s text:c="2"/></text:span><text:span text:style-name="T2">c_doubleMe input p</text:span></text:p>
              </text:list-item>
              <text:list-item>
                <text:p><text:span text:style-name="T2"><text:s text:c="2"/></text:span><text:span text:style-name="T2">peek 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8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2">Foreign</text:span>, <text:span text:style-name="T2">Foreign.C</text:span></text:p>
                <text:list>
                  <text:list-item>
                    <text:p><text:span text:style-name="T8">Set of C numerical types: </text:span><text:span text:style-name="T2">CInt</text:span><text:span text:style-name="T8">, </text:span><text:span text:style-name="T2">CLong</text:span><text:span text:style-name="T8">, </text:span><text:span text:style-name="T2">CFloat</text:span><text:span text:style-name="T8">, </text:span><text:span text:style-name="T2">CDouble</text:span><text:span text:style-name="T8">, etc.</text:span></text:p>
                    <text:list>
                      <text:list-item>
                        <text:p><text:span text:style-name="T2">newtype</text:span><text:span text:style-name="T8"> wrappers around standard Haskell types depending on your system</text:span></text:p>
                      </text:list-item>
                      <text:list-item>
                        <text:p><text:span text:style-name="T8">All have </text:span><text:span text:style-name="T2">Num</text:span><text:span text:style-name="T8">, </text:span><text:span text:style-name="T2">Real</text:span><text:span text:style-name="T8">, </text:span><text:span text:style-name="T2">Integral</text:span><text:span text:style-name="T8">/</text:span><text:span text:style-name="T2">Fractional</text:span><text:span text:style-name="T8">, etc. instances so you can use numeric literals directly</text:span></text:p>
                      </text:list-item>
                    </text:list>
                  </text:list-item>
                  <text:list-item>
                    <text:p><text:span text:style-name="T2">Ptr</text:span><text:span text:style-name="T8">: standard pointer type</text:span></text:p>
                    <text:list>
                      <text:list-item>
                        <text:p><text:span text:style-name="T8">Carries a phantom type parameter</text:span></text:p>
                      </text:list-item>
                      <text:list-item>
                        <text:p><text:span text:style-name="T8">The </text:span><text:span text:style-name="T2">Storable</text:span><text:span text:style-name="T8"> typeclass lets you use this parameter in the usual C way to access values in memory</text:span></text:p>
                      </text:list-item>
                    </text:list>
                  </text:list-item>
                  <text:list-item>
                    <text:p><text:span text:style-name="T2">FunPtr</text:span><text:span text:style-name="T8">: function pointer type, can be translated to/from a Haskell function</text:span></text:p>
                  </text:list-item>
                  <text:list-item>
                    <text:p><text:span text:style-name="T2">ForeignPtr</text:span><text:span text:style-name="T8">: pointer that hooks into the Haskell garbage collector, so a destructor/free function can be called when the Haskell value goes 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0" draw:text-style-name="P8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2">char*</text:span> can correspond to <text:span text:style-name="T2">ByteString</text:span> or <text:span text:style-name="T2">Text</text:span> depending on context</text:p>
                  </text:list-item>
                  <text:list-item>
                    <text:p>Need to know character encoding to read as <text:span text:style-name="T2">String</text:span>/<text:span text:style-name="T2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2">Data.ByteString.packCString</text:span><text:span text:style-name="T8">, then </text:span><text:span text:style-name="T2">Data.Text.Encoding.decodeUtf8</text:span></text:p>
                          </text:list-item>
                        </text:list>
                      </text:list-item>
                      <text:list-item>
                        <text:p text:style-name="P9"><text:span text:style-name="T9">UTF-16, common on Windows</text:span></text:p>
                        <text:list>
                          <text:list-item>
                            <text:p><text:span text:style-name="T9">Stored in a </text:span><text:span text:style-name="T10">wchar_t*</text:span><text:span text:style-name="T9"> (</text:span><text:span text:style-name="T10">Ptr CWchar</text:span><text:span text:style-name="T9">)</text:span></text:p>
                          </text:list-item>
                          <text:list-item>
                            <text:p><text:span text:style-name="T10">Foreign.C.String.peekCWString</text:span><text:span text:style-name="T9">, then </text:span><text:span text:style-name="T10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0">Foreign.C.String.peekCString</text:span><text:span text:style-name="T9">, then </text:span><text:span text:style-name="T10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2">Storable</text:span> includes functions to read/write Haskell lists as packed arrays</text:p>
                  </text:list-item>
                  <text:list-item>
                    <text:p><text:span text:style-name="T2">vector</text:span> package provides <text:span text:style-name="T2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2">Ptr</text:span>/<text:span text:style-name="T2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13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 text:style-name="P11"><text:span text:style-name="T11">Earlier we used ghc directly: </text:span><text:span text:style-name="T12">ghc file.hs file.c</text:span></text:p>
                <text:list>
                  <text:list-item>
                    <text:p text:style-name="P12"><text:span text:style-name="T11">This also works for </text:span><text:span text:style-name="T12">.cpp</text:span><text:span text:style-name="T11">, </text:span><text:span text:style-name="T12">.m</text:span><text:span text:style-name="T11">, </text:span><text:span text:style-name="T12">.s</text:span><text:span text:style-name="T11">, </text:span><text:span text:style-name="T12">.o</text:span><text:span text:style-name="T11">: anything </text:span><text:span text:style-name="T12">gcc</text:span><text:span text:style-name="T11"> can handle</text:span></text:p>
                  </text:list-item>
                </text:list>
              </text:list-item>
              <text:list-item>
                <text:p text:style-name="P12"><text:span text:style-name="T11">Putting C files in Cabal packages</text:span></text:p>
                <text:list>
                  <text:list-item>
                    <text:p text:style-name="P12"><text:span text:style-name="T12">c-sources: path/to/file.c</text:span></text:p>
                    <text:list>
                      <text:list-item>
                        <text:p text:style-name="P12"><text:span text:style-name="T11">Goes in library or executable section</text:span></text:p>
                      </text:list-item>
                      <text:list-item>
                        <text:p text:style-name="P12"><text:span text:style-name="T11">Path can be relative to .cabal, or absolute</text:span></text:p>
                      </text:list-item>
                    </text:list>
                  </text:list-item>
                  <text:list-item>
                    <text:p text:style-name="P12"><text:span text:style-name="T11">Most package authors make a folder called </text:span><text:span text:style-name="T12">cbits</text:span></text:p>
                  </text:list-item>
                  <text:list-item>
                    <text:p text:style-name="P12"><text:span text:style-name="T12">cc-options</text:span><text:span text:style-name="T11"> lets you pass options to </text:span><text:span text:style-name="T12">gcc</text:span><text:span text:style-name="T11"> like defines</text:span><text:span text:style-name="T11"><text:line-break/></text:span><text:span text:style-name="T11">(</text:span><text:span text:style-name="T12">-DENABLE_FOO</text:span><text:span text:style-name="T11">)</text:span></text:p>
                  </text:list-item>
                  <text:list-item>
                    <text:p text:style-name="P12"><text:span text:style-name="T12">cxx-sources</text:span><text:span text:style-name="T11"> and </text:span><text:span text:style-name="T12">cxx-options</text:span><text:span text:style-name="T11"> let you pass separate C++ options</text:span></text:p>
                  </text:list-item>
                  <text:list-item>
                    <text:p text:style-name="P12"><text:span text:style-name="T11">Works for a lot of use cases, but C code often needs a complicated </text:span><text:span text:style-name="T12">configure</text:span><text:span text:style-name="T11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13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1"><text:span text:style-name="T11">When you install libraries via package manager, it will likely put them in a standard location that your OS searches for dynamic libraries in (like </text:span><text:span text:style-name="T12">/usr/lib</text:span><text:span text:style-name="T11"> or </text:span><text:span text:style-name="T12">/usr/local/lib</text:span><text:span text:style-name="T11">)</text:span></text:p>
              </text:list-item>
              <text:list-item>
                <text:p text:style-name="P11"><text:span text:style-name="T11">Running your program at the command line will search this same folder, so everything works</text:span></text:p>
              </text:list-item>
              <text:list-item>
                <text:p text:style-name="P11"><text:span text:style-name="T11">If you want to send the program to users, you need to:</text:span></text:p>
                <text:list>
                  <text:list-item>
                    <text:p text:style-name="P12"><text:span text:style-name="T11">Include any libraries that aren’t already on their system</text:span></text:p>
                  </text:list-item>
                  <text:list-item>
                    <text:p text:style-name="P12"><text:span text:style-name="T11">Set up the program so it knows how to find them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13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 text:style-name="P11"><text:span text:style-name="T11">On Windows, an .exe will automatically search the folder it’s in for any .dlls it needs</text:span></text:p>
              </text:list-item>
              <text:list-item>
                <text:p text:style-name="P11"><text:span text:style-name="T11">Dependency Manager (depends.exe) can tell you what .dlls a program looks for</text:span></text:p>
              </text:list-item>
              <text:list-item>
                <text:p text:style-name="P11"><text:span text:style-name="T11">After installing with MSYS2 pacman, .dlls are located at (TODO put folder here)</text:span></text:p>
              </text:list-item>
              <text:list-item>
                <text:p text:style-name="P11"><text:span text:style-name="T11">Option 1</text:span></text:p>
                <text:list>
                  <text:list-item>
                    <text:p text:style-name="P12"><text:span text:style-name="T11">Make a folder with the .exe and needed .dlls, zip it, send to users</text:span></text:p>
                  </text:list-item>
                </text:list>
              </text:list-item>
              <text:list-item>
                <text:p text:style-name="P12"><text:span text:style-name="T11">Option 2</text:span></text:p>
                <text:list>
                  <text:list-item>
                    <text:p text:style-name="P12"><text:span text:style-name="T11">Take that same folder, make an installer which extracts those contents to a Program Files directory</text:span></text:p>
                  </text:list-item>
                  <text:list-item>
                    <text:p text:style-name="P12"><text:span text:style-name="T12">nsis</text:span><text:span text:style-name="T11"> package lets you write an installer generator script in Haskel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5" draw:layer="layout" svg:width="25.924cm" svg:height="13cm" svg:x="1cm" svg:y="5.5cm" presentation:class="outline" presentation:user-transformed="true">
          <draw:text-box>
            <text:list text:style-name="L1">
              <text:list-item>
                <text:p text:style-name="P14"><text:span text:style-name="T12">otool -L exepath</text:span><text:span text:style-name="T11"> prints out the libraries required by an executable</text:span></text:p>
              </text:list-item>
              <text:list-item>
                <text:p text:style-name="P14"><text:span text:style-name="T12">github.com/auriamg/macdylibbundler</text:span><text:span text:style-name="T11"> can rewrite a program to point to a relative path for its libraries</text:span></text:p>
                <text:list>
                  <text:list-item>
                    <text:p text:style-name="P12"><text:span text:style-name="T11">Can also find all needed libraries recursively, and copy them over</text:span></text:p>
                  </text:list-item>
                  <text:list-item>
                    <text:p text:style-name="P12"><text:span text:style-name="T11">Knows which libraries are system provided</text:span></text:p>
                  </text:list-item>
                </text:list>
              </text:list-item>
              <text:list-item>
                <text:p text:style-name="P12"><text:span text:style-name="T11">For GUI apps, you should make an .app bundle</text:span></text:p>
                <text:list>
                  <text:list-item>
                    <text:p text:style-name="P12"><text:span text:style-name="T11">Simple directory structure, containing Info.plist (XML file)</text:span></text:p>
                  </text:list-item>
                  <text:list-item>
                    <text:p text:style-name="P12"><text:span text:style-name="T11">Copy executable and libraries into subfolder via dylibbundler</text:span></text:p>
                  </text:list-item>
                  <text:list-item>
                    <text:p text:style-name="P12"><text:span text:style-name="T11">(TODO link example script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5" draw:layer="layout" svg:width="25.924cm" svg:height="13cm" svg:x="1cm" svg:y="5.5cm" presentation:class="outline" presentation:user-transformed="true">
          <draw:text-box>
            <text:list text:style-name="L1">
              <text:list-item>
                <text:p text:style-name="P14"><text:span text:style-name="T11">I don’t have experience here, haven’t distributed Linux binaries</text:span></text:p>
              </text:list-item>
              <text:list-item>
                <text:p text:style-name="P14"><text:span text:style-name="T12">ldd exepath</text:span><text:span text:style-name="T11"> prints out the library information</text:span></text:p>
              </text:list-item>
              <text:list-item>
                <text:p text:style-name="P14"><text:span text:style-name="T11">The equivalent setting is “rpath” or “runpath”</text:span></text:p>
              </text:list-item>
              <text:list-item>
                <text:p text:style-name="P14"><text:span text:style-name="T12"><text:a xlink:href="https://linux.die.net/man/1/chrpath" xlink:type="simple">https://linux.die.net/man/1/chrpath</text:a></text:span></text:p>
              </text:list-item>
              <text:list-item>
                <text:p text:style-name="P14"><text:span text:style-name="T12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1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2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1H15M46S</meta:editing-duration>
    <meta:editing-cycles>28</meta:editing-cycles>
    <meta:generator>LibreOffice/6.3.4.2.0$Linux_X86_64 LibreOffice_project/30$Build-2</meta:generator>
    <dc:title>Alizarin</dc:title>
    <dc:date>2020-02-01T21:22:17.986910539</dc:date>
    <meta:document-statistic meta:object-count="121"/>
  </office:meta>
</office:document-meta>
</file>